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complex="Arial"/>
    </style:style>
    <style:style style:name="P2" style:family="paragraph" style:parent-style-name="Standard">
      <style:paragraph-properties fo:margin-left="0cm" fo:margin-right="3.45cm" fo:text-indent="0cm" style:auto-text-indent="false"/>
      <style:text-properties style:font-name="Arial" fo:font-size="10pt" style:font-size-asian="10pt" style:font-name-complex="Arial"/>
    </style:style>
    <style:style style:name="P3" style:family="paragraph" style:parent-style-name="Standard">
      <style:text-properties style:font-name="Arial" fo:font-size="12pt" fo:font-weight="bold" fo:background-color="transparent" style:font-size-asian="12pt" style:font-weight-asian="bold" style:font-name-complex="Arial" style:font-size-complex="12pt"/>
    </style:style>
    <style:style style:name="P4" style:family="paragraph" style:parent-style-name="Standard">
      <style:text-properties style:font-name="Arial" fo:font-size="12pt" fo:background-color="transparent" style:font-size-asian="12pt" style:font-name-complex="Arial" style:font-size-complex="12pt"/>
    </style:style>
    <style:style style:name="P5" style:family="paragraph" style:parent-style-name="Standard">
      <style:paragraph-properties fo:hyphenation-ladder-count="no-limit"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6" style:family="paragraph" style:parent-style-name="Standard">
      <style:text-properties style:font-name="Arial" fo:font-size="12pt" fo:font-style="italic" fo:background-color="transparent" style:font-size-asian="12pt" style:font-style-asian="italic" style:font-name-complex="Arial" style:font-size-complex="12pt"/>
    </style:style>
    <style:style style:name="P7" style:family="paragraph" style:parent-style-name="Standard">
      <style:text-properties style:font-name="Arial" fo:font-size="12pt" fo:font-style="italic" fo:font-weight="bold" fo:background-color="transparent" style:font-size-asian="12pt" style:font-style-asian="italic" style:font-weight-asian="bold" style:font-name-complex="Arial" style:font-size-complex="12pt"/>
    </style:style>
    <style:style style:name="P8" style:family="paragraph" style:parent-style-name="Standard">
      <style:paragraph-properties fo:margin-left="0cm" fo:margin-right="0cm" fo:text-indent="1.27cm" style:auto-text-indent="false"/>
      <style:text-properties style:font-name="Arial" fo:font-size="12pt" fo:font-style="italic" fo:background-color="transparent" style:font-size-asian="12pt" style:font-style-asian="italic" style:font-name-complex="Arial" style:font-size-complex="12pt"/>
    </style:style>
    <style:style style:name="P9" style:family="paragraph" style:parent-style-name="Standard">
      <style:paragraph-properties fo:margin-left="0cm" fo:margin-right="0cm" fo:text-indent="1.27cm" style:auto-text-indent="false"/>
      <style:text-properties style:font-name="Arial" fo:font-size="12pt" fo:background-color="transparent" style:font-size-asian="12pt" style:font-name-complex="Arial" style:font-size-complex="12pt"/>
    </style:style>
    <style:style style:name="P10" style:family="paragraph" style:parent-style-name="Standard">
      <style:paragraph-properties fo:margin-left="1.27cm" fo:margin-right="0cm" fo:text-indent="0cm" style:auto-text-indent="false"/>
      <style:text-properties style:font-name="Arial" fo:font-size="12pt" fo:font-style="italic" fo:background-color="transparent" style:font-size-asian="12pt" style:font-style-asian="italic" style:font-name-complex="Arial" style:font-size-complex="12pt"/>
    </style:style>
    <style:style style:name="P11" style:family="paragraph" style:parent-style-name="Standard">
      <style:paragraph-properties fo:margin-left="1.27cm" fo:margin-right="0cm" fo:hyphenation-ladder-count="no-limit" fo:text-indent="0cm" style:auto-text-indent="false" style:text-autospace="none"/>
      <style:text-properties style:font-name="Arial" fo:font-size="12pt" fo:font-style="italic" fo:background-color="transparent" style:font-size-asian="12pt" style:font-style-asian="italic" style:font-name-complex="Arial" style:font-size-complex="12pt" fo:hyphenate="true" fo:hyphenation-remain-char-count="2" fo:hyphenation-push-char-count="2"/>
    </style:style>
    <style:style style:name="P12" style:family="paragraph" style:parent-style-name="Standard" style:master-page-name="Standard">
      <style:paragraph-properties style:page-number="auto"/>
      <style:text-properties style:font-name="Arial" fo:font-size="12pt" fo:font-weight="bold" fo:background-color="transparent" style:font-size-asian="12pt" style:font-weight-asian="bold" style:font-name-complex="Arial"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MS USERS TEST</text:p>
      <text:p text:style-name="P3"/>
      <text:p text:style-name="P4">The written test for potential users (authorised persons) of TMS will be composed of 24 questions drawn from the following list. At least 4 questions should be drawn from Section A, 8 from Section B, 4 from Section C, and 4 from Section D. The pass mark will be 75%. The questions are printed in plain font, the answers in italic.</text:p>
      <text:p text:style-name="P4"/>
      <text:p text:style-name="P3">Section A: Basic mechanisms of TMS</text:p>
      <text:p text:style-name="P3"/>
      <text:p text:style-name="P4">1. What does TMS stand for?</text:p>
      <text:p text:style-name="P8">Transcranial magnetic stimulation</text:p>
      <text:p text:style-name="P6"/>
      <text:p text:style-name="P4">2. Describe briefly how TMS works (i.e., how the TMS coil affects/stimulates the brain)</text:p>
      <text:p text:style-name="P8">Answer should include some of the following:</text:p>
      <text:p text:style-name="P8">The rapidly changing electrical current creates a rapidly changing magnetic field</text:p>
      <text:p text:style-name="P8">The magnetic field penetrates the scalp, skull, and meninges</text:p>
      <text:p text:style-name="P8">Neurons underneath the coil will be stimulated</text:p>
      <text:p text:style-name="P10">Stimulation depends on the orientation of neuronal processes (dendrites, axons) with respect to the magnetic field/gradient</text:p>
      <text:p text:style-name="P6"/>
      <text:p text:style-name="P4">3. Name the most common forms of TMS</text:p>
      <text:p text:style-name="P10">At least three of the following: Single-pulse, paired-pulse, repetitive (rTMS), patterned (theta-burst) TMS</text:p>
      <text:p text:style-name="P6"/>
      <text:p text:style-name="P4">4. What is sham TMS?</text:p>
      <text:p text:style-name="P8">- used as control condition in TMS experiments</text:p>
      <text:p text:style-name="P10">- ‘fake’ pulses applied so that procedure of TMS and noise associated with stimulation is controlled for, but no stimulation of brain occurs</text:p>
      <text:p text:style-name="P10">- could also involve reversing the direction of current flow in the coil to stimulate a different population of neurons</text:p>
      <text:p text:style-name="P6"/>
      <text:p text:style-name="P4">5. What is the difference between single-pulse and repetitive TMS, and what might they be used for?</text:p>
      <text:p text:style-name="P10">- In single-pulse TMS, single pulses of stimulation are applied at a time, whereas repetitive TMS consists of applying multiple pulses of stimulation one after another</text:p>
      <text:p text:style-name="P8">- single-pulse often used to map areas of the brain (e.g., motor/visual cortices)</text:p>
      <text:p text:style-name="P10">- rTMS used to stimulate brain area over a more prolonged period than single-pulse (ranging from a fraction of a second to half an hour)</text:p>
      <text:p text:style-name="P8">- rTMS can be used at different frequencies to either stimulate or inhibit brain areas</text:p>
      <text:p text:style-name="P6"/>
      <text:p text:style-name="P5">6. What are the four main parameters that define different types of TMS?</text:p>
      <text:p text:style-name="P11">Answer should include three of the following: Intensity, Frequency, Duration, Inter-train interval</text:p>
      <text:p text:style-name="P6"/>
      <text:p text:style-name="P4">7. How might the intensity of TMS be adjusted for different participants?</text:p>
      <text:p text:style-name="P8">Answer might include:</text:p>
      <text:p text:style-name="P10">- By finding their (resting or active) motor threshold &amp; setting intensity as a % of this (e.g., for stimulation of motor cortex).</text:p>
      <text:p text:style-name="P10">- By finding their phosphene threshold &amp; setting intensity as a % of this (e.g., for stimulation of visual cortex).</text:p>
      <text:p text:style-name="P8"><text:soft-page-break/>- By using the distance between the scalp and the cortex for your region of interest.</text:p>
      <text:p text:style-name="P10">- There is no need to adjust the intensity unless you have a valid reason to / hypothesis / unless you are stimulating motor/visual cortex.</text:p>
      <text:p text:style-name="P8">- By minimizing unwanted side-effects such as muscle twitches.</text:p>
      <text:p text:style-name="P6"/>
      <text:p text:style-name="P4">8. What is the difference between low-frequency ('slow') and high-frequency ('rapid') rTMS?</text:p>
      <text:p text:style-name="P6"><text:tab/>Low frequency is up to and including 1Hz; High frequency is over 1Hz.</text:p>
      <text:p text:style-name="P6"/>
      <text:p text:style-name="P4">9. What is 'patterned rTMS'?</text:p>
      <text:p text:style-name="P10">A number of short trains of high-frequency rTMS, with each train separated by an inter-train interval. One common form is theta-burst TMS, in which 3 pulses at 50Hz are given every 200ms (at 5Hz). (slight variation from these parameters (pulses, frequencies) in the answer is fine).</text:p>
      <text:p text:style-name="P6"/>
      <text:p text:style-name="P4">10. What is the minimum separation in time between successive TMS pulses for a 'single-pulse TMS' experiment?</text:p>
      <text:p text:style-name="P8">10 seconds (i.e.,0.1Hz).</text:p>
      <text:p text:style-name="P6"/>
      <text:p text:style-name="P6"/>
      <text:p text:style-name="P3">Section B: Types of TMS studies, general safety and ethical considerations</text:p>
      <text:p text:style-name="P3"/>
      <text:p text:style-name="P4">11. What are Class 1 TMS studies?</text:p>
      <text:p text:style-name="P8">- studies on medical patients.</text:p>
      <text:p text:style-name="P8">- clinical studies; expectation of clinical benefit.</text:p>
      <text:p text:style-name="P10">- physician needs to be present; emergency medical support needs to be available.</text:p>
      <text:p text:style-name="P6"/>
      <text:p text:style-name="P4">12. What are Class 2 TMS studies?</text:p>
      <text:p text:style-name="P8">- studies on medical patients or healthy participants acting as controls.</text:p>
      <text:p text:style-name="P10">- non-clinical studies; expectation of indirect clinical benefit (e.g., development of new treatment techniques, testing new drugs).</text:p>
      <text:p text:style-name="P10">- physician should be involved in study design, patient screening.</text:p>
      <text:p text:style-name="P10">- personnel trained in seizure and syncope management need to be in the laboratory.</text:p>
      <text:p text:style-name="P6"/>
      <text:p text:style-name="P4">13. What are Class 3 TMS studies?</text:p>
      <text:p text:style-name="P8">- studies on healthy participants.</text:p>
      <text:p text:style-name="P8">- non-clinical studies; no expectation of clinical benefit.</text:p>
      <text:p text:style-name="P10">- no need for a physician to be present: TMS can be carried out by non-clinical trained professionals (e.g., psychologists, researchers, technicians).</text:p>
      <text:p text:style-name="P6"/>
      <text:p text:style-name="P4">14. What items should not be taken within 50cm of the TMS stimulating coil?</text:p>
      <text:p text:style-name="P10">Any sensitive electronic or magnetic object (e.g. credit cards, floppy disks, memory sticks; also: pregnant women).</text:p>
      <text:p text:style-name="P6"/>
      <text:p text:style-name="P4">15. As you are setting up for an experiment, somebody requests access to the TMS equipment to check that it is in good working order. What should you do?</text:p>
      <text:p text:style-name="P10">Confirm with a member of the TMS committee that the person is authorised to do so. Do not allow access until the person has been identified and approved.</text:p>
      <text:p text:style-name="P6"/>
      <text:p text:style-name="P4"><text:soft-page-break/>16. What is a good estimate of the maximum number of TMS pulses that an individual should receive in a session of single-pulse TMS?</text:p>
      <text:p text:style-name="P8">~1800 (based on the absence of any effects of 1Hz rTMS at 100% of motor threshold).</text:p>
      <text:p text:style-name="P6"/>
      <text:p text:style-name="P4">17. Why must ear protection be worn during TMS?</text:p>
      <text:p text:style-name="P10">Because the noise from the TMS coil during discharge can exceed 140dB, which is the maximum safety limit for impulsive noise.</text:p>
      <text:p text:style-name="P6"/>
      <text:p text:style-name="P4">18. What must always be worn by participants undergoing TMS?</text:p>
      <text:p text:style-name="P8">Earplugs, or other form of authorized ear protection.</text:p>
      <text:p text:style-name="P6"/>
      <text:p text:style-name="P4">19. A participant tells you that they have a skin problem which means they cannot wear earplugs during the experiment. What do you do?</text:p>
      <text:p text:style-name="P10">The experiment must not go ahead if the participant refuses or is unable to wear an authorised form of ear protection.</text:p>
      <text:p text:style-name="P6"/>
      <text:p text:style-name="P4">20. What must a participant do before they are permitted to take part in a TMS experiment?</text:p>
      <text:p text:style-name="P8">Must include ALL of the following:</text:p>
      <text:p text:style-name="P8">- read the Information Sheet.</text:p>
      <text:p text:style-name="P8">- undergo screening/ complete screening form.</text:p>
      <text:p text:style-name="P8">- read and sign a consent form.</text:p>
      <text:p text:style-name="P6"/>
      <text:p text:style-name="P4">21. When should the Information Sheet be given to participants?</text:p>
      <text:p text:style-name="P8">At least 48 hours before the experiment.</text:p>
      <text:p text:style-name="P6"/>
      <text:p text:style-name="P4">22. How must the participant Screening Form be administered?</text:p>
      <text:p text:style-name="P10">By an authorised or trainee authorised person, who will ask screening questions directly and follow up any unclear or ambiguous responses. If a trainee administers the form, an authorised person must be present and must sign the screening form. Must be administered in a quiet and private setting.</text:p>
      <text:p text:style-name="P6"/>
      <text:p text:style-name="P4">23. You are running your second TMS study. A participant arrives who participated in your last study (a few months ago). Do they need to complete the Screening Form, as you screened them previously?</text:p>
      <text:p text:style-name="P10">Yes. Every participant needs to be screened for each separate TMS study visit that they participate in.</text:p>
      <text:p text:style-name="P6"/>
      <text:p text:style-name="P4">24. How many TMS experiments can a participant undergo during one day?</text:p>
      <text:p text:style-name="P10">One. If a participant has participated in another TMS experiment during the day, they may not be permitted to participate in a second, unless the multiple TMS visits are a part of the same study and that such multiple visits on the same day have been approved by the appropriate ethics committee.</text:p>
      <text:p text:style-name="P6"/>
      <text:p text:style-name="P4">25. Who can decide when a trainee can become an authorised user of TMS?</text:p>
      <text:p text:style-name="P8">Only members of the TMS committee.</text:p>
      <text:p text:style-name="P6"/>
      <text:p text:style-name="P4">26. What must a person do before they can become an authorised user of TMS?</text:p>
      <text:p text:style-name="P8">Must refer to ALL of the following:</text:p>
      <text:p text:style-name="P8"><text:soft-page-break/>- read the latest published TMS safety guidelines (currently Rossi et al., 2009)</text:p>
      <text:p text:style-name="P8">- read the TMS Rules of Operation.</text:p>
      <text:p text:style-name="P8">- read the appropriate health &amp; safety guidelines and risk assessment.</text:p>
      <text:p text:style-name="P8">- complete the written test to the satisfaction of the TMS committee.</text:p>
      <text:p text:style-name="P10">- attend a number of TMS sessions until the committee are satisfied that the trainee is competent in all aspects of administering TMS (minimum of ten sessions).</text:p>
      <text:p text:style-name="P6"/>
      <text:p text:style-name="P4">27. What is the minimum number of TMS sessions that a trainee must be present for before they can be considered for authorised user status?</text:p>
      <text:p text:style-name="P8">Ten sessions, amounting to a minimum of 10 hours.</text:p>
      <text:p text:style-name="P6"/>
      <text:p text:style-name="P4">28. You are scheduled to run an experiment with an authorised TMS user, but they are unable to attend. You have completed 10 hours of training but are not yet an authorised user. Can you run the study alone?</text:p>
      <text:p text:style-name="P10">No. Must refer to BOTH of the following:</text:p>
      <text:p text:style-name="P10">- You can only run a study if at least two people are present</text:p>
      <text:p text:style-name="P10">- At least one of those present must be an authorised user.</text:p>
      <text:p text:style-name="P6"/>
      <text:p text:style-name="P6"/>
      <text:p text:style-name="P7"/>
      <text:p text:style-name="P3"/>
      <text:p text:style-name="P3">Section C: Medical contra-indications and common side-effects</text:p>
      <text:p text:style-name="P3"/>
      <text:p text:style-name="P4">29. Name 3 common side effects of TMS.</text:p>
      <text:p text:style-name="P9">Any 3 of the following:</text:p>
      <text:p text:style-name="P8">- headache.</text:p>
      <text:p text:style-name="P8">- pain or discomfort in neck.</text:p>
      <text:p text:style-name="P8">- pain or discomfort in ears, or temporary hearing loss or impairment.</text:p>
      <text:p text:style-name="P8">- toothache.</text:p>
      <text:p text:style-name="P8">- paraesthesia (tingling, numbness, ‘pins and needles’).</text:p>
      <text:p text:style-name="P6"/>
      <text:p text:style-name="P4">30. Name 5 conditions which would prevent a volunteer from participating in a TMS study?</text:p>
      <text:p text:style-name="P9">Any 5 of the following (if a participant…):</text:p>
      <text:p text:style-name="P8">- has metal in brain, skull, or other part of body.</text:p>
      <text:p text:style-name="P8">- has implanted neurostimulator.</text:p>
      <text:p text:style-name="P8">- has a medication infusion device.</text:p>
      <text:p text:style-name="P8">- has a cochlear implant.</text:p>
      <text:p text:style-name="P8">- has epilepsy, or has suffered past seizures, convulsions, or fainting spells.</text:p>
      <text:p text:style-name="P8">- has a pacemaker or intracardiac lines.</text:p>
      <text:p text:style-name="P8">- has suffered a severe head injury/trauma in the past.</text:p>
      <text:p text:style-name="P8">- has hearing problems, e.g. hearing loss, ringing in ears, tinnitus.</text:p>
      <text:p text:style-name="P8">- is, or might be, pregnant.</text:p>
      <text:p text:style-name="P10">- suffers (currently or in the past) from a neurological condition (or reference to specific condition e.g. CFS, narcolepsy, HIV, recurrent migraine).</text:p>
      <text:p text:style-name="P6"/>
      <text:p text:style-name="P4">31. When you are screening a participant, they tell you that they have consumed alcohol within the last 24 hours. Should this participant be permitted to take part in the study? Why?</text:p>
      <text:p text:style-name="P10">If the participant drank a small amount of alcohol and the person administering the screening form is certain that the alcohol would have been metabolised since <text:soft-page-break/>consumption, then the participant may be permitted to participate. However this is at the discretion of the authorised persons, who are allowed to refuse any participant who has not complied with the instructions (to not drink more than 3 units of alcohol in the 24 hours before the study).</text:p>
      <text:p text:style-name="P6"/>
      <text:p text:style-name="P4">32. A participant tells you that they previously took part in a TMS experiment in the department, for which they had to complete the Screening Form. They say nothing has changed since they last completed the form. Do they need to be screened again?</text:p>
      <text:p text:style-name="P10">Yes. Participants must be screened immediately before they participate in an experiment, for each experiment that they participate in.</text:p>
      <text:p text:style-name="P6"/>
      <text:p text:style-name="P4">33. During screening, a participant tells you that they are on prescribed medication for a health problem. You have not heard of the medication, but it is not listed in the screening information drugs list. What do you do?</text:p>
      <text:p text:style-name="P10">If the medication is not listed on the drugs list, the experimenter must inform the participant that the drug is not known to increase the risk of experiencing adverse effects of TMS, but that it is still possible that it may do so. The participant must understand that the medication could increase the risks associated with TMS, and their decision to participate must be based on this knowledge. The experimenter must record the name of the medication on the screening form.</text:p>
      <text:p text:style-name="P6"/>
      <text:p text:style-name="P4">34. A participant tells you that they drank a glass of wine (one unit) with their lunch (two hours ago). Can they take part in the experiment?</text:p>
      <text:p text:style-name="P10">No. A participant should not undergo TMS if they have consumed any alcohol on the day of testing.</text:p>
      <text:p text:style-name="P6"/>
      <text:p text:style-name="P4"/>
      <text:p text:style-name="P4"/>
      <text:p text:style-name="P4"/>
      <text:p text:style-name="P4">35. A participant tells you that he is not epileptic, but that he suffered a seizure 6 months ago. Should he be permitted to undergo TMS?</text:p>
      <text:p text:style-name="P8">No. Any person who has suffered a seizure in the past should not be permitted to participate.</text:p>
      <text:p text:style-name="P6"/>
      <text:p text:style-name="P4">36. A participant tells you that he had tinnitus for several years, but does not anymore. Can he undergo TMS?</text:p>
      <text:p text:style-name="P8">No. Any participant with any history of hearing problems should not undergo TMS.</text:p>
      <text:p text:style-name="P6"/>
      <text:p text:style-name="P4">37. A participant only violates one of the screening participation criteria: she has a cochlear implant. Under what conditions could this participant be allowed to take part in a TMS study?</text:p>
      <text:p text:style-name="P10">None. Under no conditions should a participant with a cochlear implant be permitted to participate in a TMS study.</text:p>
      <text:p text:style-name="P6"/>
      <text:p text:style-name="P6"/>
      <text:p text:style-name="P3">Section D: Dealing with discomfort, side-effects, and emergencies</text:p>
      <text:p text:style-name="P3"/>
      <text:p text:style-name="P4">38. A participant experiences discomfort during an experiment, but says that they feel completely fine when they leave. Does this need to be documented and reported to the TMS committee?</text:p>
      <text:p text:style-name="P10"><text:soft-page-break/>Yes. All instances of adverse effects should be recorded on the follow-up form, regardless of severity and outcome.</text:p>
      <text:p text:style-name="P6"/>
      <text:p text:style-name="P4">39. What information must be documented in the case of adverse TMS effects?</text:p>
      <text:p text:style-name="P10">The follow-up form must be completed in full for all TMS sessions. This includes details of the time, date, and duration of the session; the type of TMS used, coil type, stimulation intensity, and number of pulses administered; and details of any adverse effects experienced by participants during or following the experiment.</text:p>
      <text:p text:style-name="P6"/>
      <text:p text:style-name="P4">40. If a participant has a seizure during an experiment you are running, what must be done (immediately and following the incident)?</text:p>
      <text:p text:style-name="P8">Should include ALL of the following:</text:p>
      <text:p text:style-name="P8">- immediately stop experiment.</text:p>
      <text:p text:style-name="P8">- alert first aider, if not already present.</text:p>
      <text:p text:style-name="P8">- call an ambulance.</text:p>
      <text:p text:style-name="P8">- record incident, report to TMS committee, inform participant’s GP.</text:p>
      <text:p text:style-name="P6"/>
      <text:p text:style-name="P4">41. What are the visible signs of spreading cortical excitability?</text:p>
      <text:p text:style-name="P10">Twitching of muscles in a manner that is not related to the timing or location of TMS pulses.</text:p>
      <text:p text:style-name="P6"/>
      <text:p text:style-name="P4">42. What should you do if you notice signs of cortical excitability in a participant during a TMS experiment?</text:p>
      <text:p text:style-name="P10">Must include the following:</text:p>
      <text:p text:style-name="P10">- stop stimulation immediately.</text:p>
      <text:p text:style-name="P10">- monitor the participant.</text:p>
      <text:p text:style-name="P10">- take appropriate emergency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omplex="Arial"/>
    </style:style>
    <style:style style:name="MP2" style:family="paragraph" style:parent-style-name="Standard">
      <style:paragraph-properties fo:margin-left="0cm" fo:margin-right="3.45cm" fo:text-indent="0cm" style:auto-text-indent="false"/>
      <style:text-properties style:font-name="Arial" fo:font-size="10pt" style:font-size-asian="10pt" style:font-name-complex="Ari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footer-left>
        <text:p text:style-name="MP1"><text:page-number text:select-page="current">6</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1:37:19.854085745</dc:date>
    <meta:print-date>2011-04-27T17:52:00</meta:print-date>
    <meta:editing-cycles>6</meta:editing-cycles>
    <meta:editing-duration>PT13M32S</meta:editing-duration>
    <meta:generator>LibreOffice/6.0.7.3$Linux_X86_64 LibreOffice_project/00m0$Build-3</meta:generator>
    <meta:document-statistic meta:table-count="0" meta:image-count="0" meta:object-count="0" meta:page-count="6" meta:paragraph-count="145" meta:word-count="2226" meta:character-count="13190" meta:non-whitespace-character-count="11108"/>
  </office:meta>
</office:document-meta>
</file>